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wiss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155370"/>
    </style:style>
    <style:style style:name="P2" style:family="paragraph" style:parent-style-name="Standard" style:list-style-name="L1">
      <style:text-properties officeooo:paragraph-rsid="00155370"/>
    </style:style>
    <style:style style:name="P3" style:family="paragraph" style:parent-style-name="Standard" style:list-style-name="L2">
      <style:text-properties officeooo:paragraph-rsid="0015d579"/>
    </style:style>
    <style:style style:name="P4" style:family="paragraph" style:parent-style-name="Standard" style:list-style-name="L3">
      <style:text-properties officeooo:paragraph-rsid="0015d579"/>
    </style:style>
    <style:style style:name="P5" style:family="paragraph" style:parent-style-name="Standard" style:list-style-name="L4"/>
    <style:style style:name="P6" style:family="paragraph" style:parent-style-name="Standard" style:list-style-name="L4">
      <style:text-properties officeooo:paragraph-rsid="0017e6e4"/>
    </style:style>
    <style:style style:name="P7" style:family="paragraph" style:parent-style-name="Standard" style:list-style-name="L5">
      <style:text-properties officeooo:paragraph-rsid="001d42d0"/>
    </style:style>
    <style:style style:name="P8" style:family="paragraph" style:parent-style-name="Title">
      <style:text-properties officeooo:paragraph-rsid="00155370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DejaVu Sans" fo:font-weight="bold" officeooo:rsid="0027e408" style:font-name-asian="DejaVu Sans" style:font-weight-asian="bold" style:font-name-complex="DejaVu Sans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5370" style:font-weight-asian="bold" style:font-weight-complex="bold"/>
    </style:style>
    <style:style style:name="T5" style:family="text">
      <style:text-properties officeooo:rsid="001df0ac"/>
    </style:style>
    <style:style style:name="T6" style:family="text">
      <style:text-properties officeooo:rsid="0027f2b3"/>
    </style:style>
    <style:style style:name="T7" style:family="text">
      <style:text-properties officeooo:rsid="0015537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5d579" style:font-style-asian="italic" style:font-style-complex="italic"/>
    </style:style>
    <style:style style:name="T10" style:family="text">
      <style:text-properties fo:font-style="italic" officeooo:rsid="0017e6e4" style:font-style-asian="italic" style:font-style-complex="italic"/>
    </style:style>
    <style:style style:name="T11" style:family="text">
      <style:text-properties officeooo:rsid="0015d579"/>
    </style:style>
    <style:style style:name="T12" style:family="text">
      <style:text-properties officeooo:rsid="00175e76"/>
    </style:style>
    <style:style style:name="T13" style:family="text">
      <style:text-properties officeooo:rsid="0017e6e4"/>
    </style:style>
    <style:style style:name="T14" style:family="text">
      <style:text-properties officeooo:rsid="0018d3cb"/>
    </style:style>
    <style:style style:name="T15" style:family="text">
      <style:text-properties officeooo:rsid="0019e98e"/>
    </style:style>
    <style:style style:name="T16" style:family="text">
      <style:text-properties officeooo:rsid="001bdaf8"/>
    </style:style>
    <style:style style:name="T17" style:family="text">
      <style:text-properties officeooo:rsid="001cf675"/>
    </style:style>
    <style:style style:name="T18" style:family="text">
      <style:text-properties officeooo:rsid="001d2db5"/>
    </style:style>
    <style:style style:name="T19" style:family="text">
      <style:text-properties officeooo:rsid="001d42d0"/>
    </style:style>
    <style:style style:name="T20" style:family="text">
      <style:text-properties officeooo:rsid="001e471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aul Shpilsher</text:p>
      <text:p text:style-name="P1">Senior Software Engineer | Tech Lead | Digital Nomad<text:line-break/><text:span text:style-name="T1"><text:line-break/></text:span>📧 <text:a xlink:type="simple" xlink:href="mailto:paul.shpilsher@gmail.com" text:style-name="Internet_20_link" text:visited-style-name="Visited_20_Internet_20_Link">paul.shpilsher@gmail.com</text:a> • <text:a xlink:type="simple" xlink:href="https://linkedin.com/in/paulshpilsher" text:style-name="Internet_20_link" text:visited-style-name="Visited_20_Internet_20_Link">linkedin.com/in/paulshpilsher</text:a><text:line-break/></text:p>
      <text:h text:style-name="Heading_20_1" text:outline-level="1">👋 About Me</text:h>
      <text:p text:style-name="Standard">Experienced software engineer and team lead with 10+ years of proven success designing and building scalable, maintainable software systems. I’ve led remote engineering efforts for globally distributed teams while working across North America, Europe, Asia, and South America.</text:p>
      <text:p text:style-name="Standard">Strong background in backend systems, APIs, cloud platforms, and full-stack development. I prioritize clean architecture, reliable deployments, and practical solutions aligned with business goals.</text:p>
      <text:p text:style-name="Standard"/>
      <text:h text:style-name="Heading_20_1" text:outline-level="1">🛠 Technical Skills</text:h>
      <text:p text:style-name="P1"><text:span text:style-name="T2">• </text:span><text:span text:style-name="T3">Languages</text:span>: Go, TypeScript, JavaScript, Python, C#, Solidity<text:line-break/><text:span text:style-name="T2">• </text:span><text:span text:style-name="T3">Frameworks</text:span>: Node.js, Nest.<text:span text:style-name="T5">js</text:span>, Express.<text:span text:style-name="T5">js</text:span>, Koa, Fiber, Iris, Angular, <text:span text:style-name="T5">React.js, </text:span>.NET<text:line-break/><text:span text:style-name="T2">• </text:span><text:span text:style-name="T3">Cloud </text:span><text:span text:style-name="T4">&amp; DevOps</text:span>: AWS, GCP, <text:span text:style-name="T5">Azure, </text:span>Digital Ocean, Runpod, Kafka, ELK <text:span text:style-name="T7">stack</text:span><text:line-break/><text:span text:style-name="T2">• </text:span><text:span text:style-name="T3">Databases</text:span>: Postgres, Cassandra, Clickhouse, Redis, Firestore, SQL, <text:span text:style-name="T6">Mongo</text:span><text:line-break/></text:p>
      <text:h text:style-name="Heading_20_1" text:outline-level="1">💼 Professional Experience</text:h>
      <text:p text:style-name="Standard"><text:span text:style-name="T3">Tech Lead</text:span> @ <text:span text:style-name="T8">CCP International L</text:span><text:span text:style-name="T9">td</text:span><text:span text:style-name="T8"> <text:line-break/>Remote | Jan 2024 – Present</text:span></text:p>
      <text:list text:style-name="L1">
        <text:list-item>
          <text:p text:style-name="P2">Led development of high-traffic backend systems supporting large-scale user engagement.</text:p>
        </text:list-item>
        <text:list-item>
          <text:p text:style-name="P2">Built and maintained core microservices and real-time features with consistent 99.9%+ uptime.</text:p>
        </text:list-item>
        <text:list-item>
          <text:p text:style-name="P2"><text:soft-page-break/>Streamlined DevOps pipelines for staging and production environments, improving release efficiency.</text:p>
        </text:list-item>
        <text:list-item>
          <text:p text:style-name="P2">Mentored developers and collaborated closely with cross-functional teams.</text:p>
        </text:list-item>
      </text:list>
      <text:p text:style-name="Standard"><text:tab/><text:span text:style-name="T3">Tech</text:span>: Go, Python, Node.js, Vue.js, Kafka, Redis, Clickhouse, Docker, <text:span text:style-name="T11">Cassandra</text:span></text:p>
      <text:p text:style-name="Standard"/>
      <text:p text:style-name="Standard"><text:span text:style-name="T3">Senior Software Engineer </text:span>@ <text:span text:style-name="T8">Magic Square <text:line-break/>Remote | Dec 2022 – Oct 2023</text:span></text:p>
      <text:list text:style-name="L2">
        <text:list-item>
          <text:p text:style-name="P3">Built secure API integrations and maintained backend services for a digital application platform.</text:p>
        </text:list-item>
        <text:list-item>
          <text:p text:style-name="P3">Strengthened platform reliability and contributed to infrastructure hardening and monitoring.</text:p>
        </text:list-item>
      </text:list>
      <text:p text:style-name="Standard"><text:tab/><text:span text:style-name="T3">Tech</text:span>: <text:span text:style-name="T12">JavaScript, </text:span>TypeScript, Nest.<text:span text:style-name="T12">js</text:span>, Go, Postgres, AWS, <text:span text:style-name="T16">Kubernetes</text:span></text:p>
      <text:p text:style-name="Standard"/>
      <text:p text:style-name="Standard"><text:span text:style-name="T3">Senior Software Engineer</text:span> @ <text:span text:style-name="T8">Sherpa<text:line-break/>Remote | Jan 2022 – Aug 2022</text:span></text:p>
      <text:list text:style-name="L3">
        <text:list-item>
          <text:p text:style-name="P4">Developed backend services supporting high-volume notifications and user workflows.</text:p>
        </text:list-item>
        <text:list-item>
          <text:p text:style-name="P4">Migrated cloud functions to containerized services for improved performance and maintainability.</text:p>
        </text:list-item>
      </text:list>
      <text:p text:style-name="Standard"><text:tab/><text:span text:style-name="T3">Tech</text:span>: Go, Node.js, Nest.<text:span text:style-name="T11">js</text:span>, Firestore, GCP, <text:span text:style-name="T17">Docker</text:span></text:p>
      <text:p text:style-name="Standard"/>
      <text:p text:style-name="Standard"><text:span text:style-name="T3">Senior Software Engineer </text:span>@ <text:span text:style-name="T8">DevExpress, </text:span><text:span text:style-name="T10">Inc.</text:span><text:span text:style-name="T8"><text:line-break/>Remote | Mar 2018 – Jan 2022</text:span></text:p>
      <text:list text:style-name="L4">
        <text:list-item>
          <text:p text:style-name="P6">Led development of reporting and dashboard tools for enterprise users.</text:p>
        </text:list-item>
        <text:list-item>
          <text:p text:style-name="P6">Improved system performance and code maintainability across several product lines.</text:p>
          <text:p text:style-name="P5"><text:span text:style-name="T3">Tech</text:span>: C#, .<text:span text:style-name="T13">NET, </text:span>ASP.NET Core, Angular, Go, TypeScript, <text:span text:style-name="T14">JavaSc<text:tab/>ript, </text:span><text:span text:style-name="T18">Docker, </text:span><text:span text:style-name="T15">Jenkins</text:span></text:p>
        </text:list-item>
      </text:list>
      <text:p text:style-name="Standard"/>
      <text:p text:style-name="Standard"><text:soft-page-break/><text:span text:style-name="T3">Senior Software Engineer</text:span> @ <text:span text:style-name="T8">Radical Imaging <text:line-break/>Remote | Feb 2014 – Feb 2018</text:span></text:p>
      <text:list text:style-name="L5">
        <text:list-item>
          <text:p text:style-name="P7">Designed and delivered specialized medical software tools for image processing and data management.</text:p>
        </text:list-item>
        <text:list-item>
          <text:p text:style-name="P7">Translated complex requirements into practical solutions within tight delivery timelines.</text:p>
          <text:p text:style-name="P7"><text:span text:style-name="T3">Tech</text:span>: .NET, <text:span text:style-name="T19">C#, </text:span>C++, Node.js, AWS, SQL, <text:span text:style-name="T20">JavaScript</text:span></text:p>
        </text:list-item>
      </text:list>
      <text:p text:style-name="Standard"/>
      <text:h text:style-name="Heading_20_1" text:outline-level="1">🎓 Education</text:h>
      <text:p text:style-name="Standard">B.S. in Computer Science, Tula State University</text:p>
      <text:p text:style-name="Standard"/>
      <text:h text:style-name="Heading_20_1" text:outline-level="1">🌍 Remote-First Since 2014</text:h>
      <text:p text:style-name="Standard">Over the past decade, I’ve built a successful career working remotely across time zones and continents. I’m highly experienced in asynchronous collaboration, self-directed work, and delivering results regardless of loc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DejaVu Sans" svg:font-family="'DejaVu Sans'" style:font-family-generic="swiss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335in" fo:margin-right="0.764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3</meta:editing-cycles>
    <meta:creation-date>2013-12-23T23:15:00</meta:creation-date>
    <dc:date>2025-06-02T17:37:37.490312906</dc:date>
    <meta:editing-duration>PT19M17S</meta:editing-duration>
    <meta:generator>LibreOffice/24.2.7.2$Linux_X86_64 LibreOffice_project/420$Build-2</meta:generator>
    <meta:document-statistic meta:table-count="0" meta:image-count="0" meta:object-count="0" meta:page-count="3" meta:paragraph-count="34" meta:word-count="414" meta:character-count="3001" meta:non-whitespace-character-count="2621"/>
    <meta:user-defined meta:name="AppVersion">14.0000</meta:user-defined>
    <meta:template xlink:type="simple" xlink:actuate="onRequest" xlink:title="Normal.dotm" xlink:href=""/>
  </office:meta>
</office:document-meta>
</file>